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3f0" officeooo:paragraph-rsid="001e23f0"/>
    </style:style>
    <style:style style:name="T1" style:family="text">
      <style:text-properties officeooo:rsid="001e97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​​​//fabinacci series with recursion</text:p>
      <text:p text:style-name="P1"/>
      <text:p text:style-name="Standard">#include &lt;iostream&gt;</text:p>
      <text:p text:style-name="Standard">int factorial(int n) {</text:p>
      <text:p text:style-name="Standard"><text:s text:c="4"/>if (n == 0 || n == 1) {</text:p>
      <text:p text:style-name="Standard"><text:s text:c="8"/>return 1;</text:p>
      <text:p text:style-name="Standard"><text:s text:c="4"/>} else {</text:p>
      <text:p text:style-name="Standard"><text:s text:c="8"/>return n * factorial(n - 1);</text:p>
      <text:p text:style-name="Standard"><text:s text:c="4"/>}</text:p>
      <text:p text:style-name="Standard">}int main() {</text:p>
      <text:p text:style-name="Standard"><text:s text:c="4"/>int num = 7;</text:p>
      <text:p text:style-name="Standard"><text:s text:c="4"/>std::cout &lt;&lt; "Factorial of " &lt;&lt; num &lt;&lt; " is: " &lt;&lt; factorial(num) &lt;&lt; std::endl;</text:p>
      <text:p text:style-name="Standard"><text:s text:c="4"/>return 0;</text:p>
      <text:p text:style-name="Standard">}</text:p>
      <text:p text:style-name="Standard"/>
      <text:p text:style-name="Standard">//<text:span text:style-name="T1">Time complexity is O(2^n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1:49:43.126292715</meta:creation-date>
    <dc:date>2024-05-14T15:12:19.761755475</dc:date>
    <meta:editing-duration>PT1M4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60" meta:character-count="326" meta:non-whitespace-character-count="237"/>
  </office:meta>
</office:document-meta>
</file>